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4.3457in"/>
    </style:style>
    <style:style style:name="co10" style:family="table-column">
      <style:table-column-properties fo:break-before="auto" style:column-width="8.1272in"/>
    </style:style>
    <style:style style:name="co11" style:family="table-column">
      <style:table-column-properties fo:break-before="auto" style:column-width="2.9945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/>
    </style:style>
    <style:style style:name="ce9" style:family="table-cell" style:parent-style-name="Default">
      <style:table-cell-properties fo:background-color="#bf819e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_cohort</text:p>
          </table:table-cell>
          <table:table-cell office:value-type="string" calcext:value-type="string">
            <text:p>independence_basis</text:p>
          </table:table-cell>
          <table:table-cell table:style-name="Default" office:value-type="string" calcext:value-type="string">
            <text:p>independence_genotype</text:p>
          </table:table-cell>
          <table:table-cell table:style-name="Default"/>
          <table:table-cell table:style-name="Default" office:value-type="string" calcext:value-type="string">
            <text:p>independence_genotyp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x_y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oestradiol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x_y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x_y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 steroid_globul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1"/>
          <table:table-cell table:style-name="ce2"/>
          <table:table-cell table:style-name="ce1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imal technical variables for geno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3"/>
          <table:table-cell office:value-type="string" calcext:value-type="string">
            <text:p>basic joint model, including cohort-specific variabl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1"/>
          <table:table-cell table:style-name="ce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7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11"/>
          <table:table-cell table:number-columns-repeated="4"/>
          <table:table-cell table:style-name="ce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9"/>
          <table:table-cell office:value-type="string" calcext:value-type="string">
            <text:p>omit as logarithmic transformation does not hel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8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0:49:49.96379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19:11:18.331545470</dc:date>
    <meta:editing-duration>P1DT21H25M23S</meta:editing-duration>
    <meta:editing-cycles>84</meta:editing-cycles>
    <meta:generator>LibreOffice/6.4.7.2$Linux_X86_64 LibreOffice_project/40$Build-2</meta:generator>
    <meta:document-statistic meta:table-count="1" meta:cell-count="845" meta:object-count="0"/>
  </office:meta>
</office:document-meta>
</file>